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79 odcinek odcinek 15</text:p>
      <text:p text:style-name="P1"/>
      <text:p text:style-name="P2">Etap I</text:p>
      <text:p text:style-name="P2"/>
      <text:p text:style-name="P3">jaką religię przyjął w 966 Mieszko I <text:s text:c="62"/><text:span text:style-name="T1">chrześcijaństwo</text:span></text:p>
      <text:p text:style-name="P3">nad którym morzem leży Finlandia <text:s text:c="65"/><text:span text:style-name="T1">Bałtyk</text:span></text:p>
      <text:p text:style-name="P3">jak nazywa się rodzaj mostu przerzucony nad droga lub torami <text:s text:c="11"/><text:span text:style-name="T1"><text:s text:c="3"/>wiadukt, estakada</text:span></text:p>
      <text:p text:style-name="P3">którą dyscyplinę sportu uprawiał Andrzej Supron <text:s text:c="42"/><text:span text:style-name="T1"><text:s/>zapasy</text:span></text:p>
      <text:p text:style-name="P3">czy podstawą czworościanu zawsze jest trójkąt <text:s text:c="45"/><text:span text:style-name="T1"><text:s/>TAK</text:span></text:p>
      <text:p text:style-name="P3">kto dosiada konia bez siodła ten jedzie na..... <text:s text:c="50"/><text:span text:style-name="T1">oklep</text:span></text:p>
      <text:p text:style-name="P3">kto jest reżyserem filmów Psy, Jack Strong, Pokłosie <text:s text:c="35"/><text:span text:style-name="T1"><text:s text:c="2"/>Pasikowski</text:span></text:p>
      <text:p text:style-name="P3">na terenie którego współczesnego państwa leży historyczna Arkadia <text:s text:c="12"/><text:span text:style-name="T1"><text:s text:c="2"/>Grecja</text:span></text:p>
      <text:p text:style-name="P3">płaszczka jest rybą czy ssakiem <text:s text:c="71"/><text:span text:style-name="T1"><text:s/>ryba</text:span></text:p>
      <text:p text:style-name="P3">jakie pokrewieństwo łączyło Prometeusza i Atlasa <text:s text:c="41"/><text:span text:style-name="T1"><text:s/>bracia</text:span></text:p>
      <text:p text:style-name="P3">Jak obecnie nazywa się Piotrogród <text:s text:c="61"/><text:span text:style-name="T1">Sankt Petersburg</text:span></text:p>
      <text:p text:style-name="P3">jaki jest język urzędowy w republice San Marino <text:s text:c="43"/><text:span text:style-name="T1"><text:s/>włoski</text:span></text:p>
      <text:p text:style-name="P3">jak miała na imię aktorka Modrzejewska <text:s text:c="57"/><text:span text:style-name="T1">Helena</text:span></text:p>
      <text:p text:style-name="P3">jak nazywa się gumowy worek napełniany cieplą wodą służący do miejscowego ogrzewania</text:p>
      <text:p text:style-name="P4">termofor</text:p>
      <text:p text:style-name="P3">w którym wieku na świat przyszedł Mahatma Gandhi <text:s text:c="34"/><text:span text:style-name="T1"><text:s text:c="3"/>XIX w.</text:span></text:p>
      <text:p text:style-name="P3">czy Czesław Miłosz był literatem nagrody Nike <text:s text:c="44"/><text:span text:style-name="T1"><text:s text:c="2"/>TAK</text:span></text:p>
      <text:p text:style-name="P3">w którym mieście jest największy polski port lotniczy <text:s text:c="37"/><text:span text:style-name="T1">Warszawa</text:span></text:p>
      <text:p text:style-name="P3">czyAndora jest księstwem <text:s text:c="80"/><text:span text:style-name="T1"><text:s/>TAK</text:span></text:p>
      <text:p text:style-name="P3">jak nazywa się długa broń drzewcowa noszona przez gwardię Szwajcarską <text:s text:c="2"/><text:span text:style-name="T1"><text:s/>halabarda</text:span></text:p>
      <text:p text:style-name="P3">tondo to obraz lub rzeźba umieszczony w polu o jakim kształcie <text:s text:c="19"/><text:span text:style-name="T1"><text:s/>koła</text:span></text:p>
      <text:p text:style-name="P3"/>
      <text:p text:style-name="P2">Etap II</text:p>
      <text:p text:style-name="P2"/>
      <text:p text:style-name="P3">w West Point znajduje się słynna politechnika czy akademia wojskowa <text:s text:c="7"/><text:span text:style-name="T1"><text:s/>akademia</text:span></text:p>
      <text:p text:style-name="P3">czym wybrukowane jest piekło <text:s text:c="69"/><text:span text:style-name="T1">dobrymi chęćmi</text:span></text:p>
      <text:p text:style-name="P3">karat, ile to gramów <text:s text:c="88"/><text:span text:style-name="T1"><text:s/>0,2 g</text:span></text:p>
      <text:p text:style-name="P3">czy motyle bielinki są w Polsce objęte ochroną <text:s text:c="45"/><text:span text:style-name="T1"><text:s/>NIE </text:span></text:p>
      <text:p text:style-name="P3">na dworze króla którego państwa pracował Francisco Goya <text:s text:c="26"/><text:span text:style-name="T1">Hiszpania</text:span></text:p>
      <text:p text:style-name="P3">który z braci Śniadeckich był astronomem Jędrzej czy Jan <text:s text:c="28"/><text:span text:style-name="T1">Jan</text:span></text:p>
      <text:p text:style-name="P3">w którym organie wytwarzana jest żółć <text:s text:c="57"/><text:span text:style-name="T1"><text:s/>wątroba</text:span></text:p>
      <text:p text:style-name="P3">centaury były wyobrażane w postaci pół-ludzi i pół <text:s text:c="38"/><text:span text:style-name="T1"><text:s/>konia</text:span></text:p>
      <text:p text:style-name="P3">jakiego koloru są korale w tytule piosenki Brathanków <text:s text:c="32"/><text:span text:style-name="T1"><text:s/>czerwone</text:span></text:p>
      <text:p text:style-name="P3">do jakiego zakonu należał Rajmund Maria Kolbe <text:s text:c="40"/><text:span text:style-name="T1">franciszkanin</text:span></text:p>
      <text:p text:style-name="P3">jak nazywa się tytułowy szeregowiec z filmu Spielberga <text:s text:c="27"/><text:span text:style-name="T1"><text:s/>Ryan</text:span></text:p>
      <text:p text:style-name="P3">dokończ powiedzenie przypisywane Czarnieckiemu <text:s/>ja nie z soli, ani z roli ale <text:span text:style-name="T1">z tego co mnie boli</text:span></text:p>
      <text:p text:style-name="P3">w którym wieku pne miało miejsce powstanie Spartakusa <text:s text:c="26"/><text:span text:style-name="T1">I w. p.n.e</text:span>.</text:p>
      <text:p text:style-name="P3">M.Proust, Elliot, Geed, ktory z nich nie dostał Nobla <text:s text:c="34"/><text:span text:style-name="T1">Proust</text:span></text:p>
      <text:p text:style-name="P3">jak nazywają się stepy w Ameryce północnej <text:s text:c="45"/><text:span text:style-name="T1"><text:s text:c="2"/>preria</text:span></text:p>
      <text:p text:style-name="P3">WTA to organizacja zawodowych tenisistek czy tenisistów <text:s text:c="24"/><text:span text:style-name="T1"><text:s/>kobiety</text:span></text:p>
      <text:p text:style-name="P3">pierwiastek chemiczny i półwysep na Baltyku mają tę samą nazwę <text:s text:c="12"/><text:span text:style-name="T1">hel</text:span></text:p>
      <text:p text:style-name="P3">czy można odziedziczyć długi <text:s text:c="69"/><text:span text:style-name="T1"><text:s/>TAK</text:span></text:p>
      <text:p text:style-name="P3"><text:soft-page-break/>w którym wieku żył angielski sir Robert Boyle <text:s text:c="49"/><text:span text:style-name="T1"><text:s/>XVII w.</text:span></text:p>
      <text:p text:style-name="P3">czy gady przechodza stadium larwalne <text:s text:c="62"/><text:span text:style-name="T1"><text:s/>NIE </text:span></text:p>
      <text:p text:style-name="P3">jak nazywa się osiołek, przyjacieł Kubusia Puchatka <text:s text:c="39"/><text:span text:style-name="T1"><text:s text:c="2"/>kłapouchy</text:span></text:p>
      <text:p text:style-name="P3">czy 13 jest liczbą pierwszą <text:s text:c="81"/><text:span text:style-name="T1"><text:s/>TAK</text:span></text:p>
      <text:p text:style-name="P3">jak nazywał się następca Mojżesza, wódz Izraelitów <text:s text:c="40"/><text:span text:style-name="T1"><text:s/>Jozue</text:span></text:p>
      <text:p text:style-name="P3">na terenie którego państwa stoim miasto Podhajce, w pobliżu którego Sobieski pobił kozacko-tatarskie wojska <text:s text:c="83"/><text:span text:style-name="T1"><text:s/>Ukraina</text:span></text:p>
      <text:p text:style-name="P3">czy w UE jest więcej czy mniej niż 5 monarchii <text:s text:c="47"/><text:span text:style-name="T1"><text:s/>więcej</text:span></text:p>
      <text:p text:style-name="P3">w którym egipskim mieście wznosi się piramida Cheopsa <text:s text:c="30"/><text:span text:style-name="T1"><text:s text:c="2"/>Giza</text:span></text:p>
      <text:p text:style-name="P3">który angielski dramaturg z Irlandii nosił przydomek wielkiego kpiarza <text:s text:c="7"/><text:span text:style-name="T1"><text:s/>Bernard Shaw</text:span></text:p>
      <text:p text:style-name="P3">w średniowieczu obol był monetą srebrną czy złotą <text:s text:c="43"/><text:span text:style-name="T1">srebrną</text:span></text:p>
      <text:p text:style-name="P3">jak z greki nazywają się rany na ciele człowieka przypominajace rany Jezusa <text:s text:c="2"/><text:span text:style-name="T1">stygmaty</text:span></text:p>
      <text:p text:style-name="P3">jak zatytułowane są te części Lalki, których autorem jest Rzecki <text:s text:c="9"/></text:p>
      <text:p text:style-name="P4">pamiętnik starego subiekta</text:p>
      <text:p text:style-name="P3">jak nazywa się agenda ONZ zajmująca się oswiatą,kulturą <text:s text:c="23"/><text:span text:style-name="T1">UNESCO</text:span></text:p>
      <text:p text:style-name="P3">w ktorym wieku powstała kolęda Cicha Noc <text:s text:c="44"/><text:span text:style-name="T1"><text:s/>XIX w. </text:span><text:s/></text:p>
      <text:p text:style-name="P3">jak nazywa się jednostka oporu elektrycznego równa milionowi omów <text:s text:c="3"/><text:span text:style-name="T1">megaom</text:span></text:p>
      <text:p text:style-name="P3">czego dotyczył projekt Mangattan <text:s text:c="60"/><text:span text:style-name="T1"><text:s text:c="2"/>bomby atomowej</text:span></text:p>
      <text:p text:style-name="P3">ile dni wolnego przysługuje w ciągu roku pracownikowi w ramach urlopu na żądanie <text:span text:style-name="T1"><text:s text:c="2"/>4 dni</text:span></text:p>
      <text:p text:style-name="P3">która figura może poruszać się po szachownicy na dowolną odległość w kierunku pionowym i poziomym <text:s text:c="79"/><text:span text:style-name="T1"><text:s/>wieża</text:span></text:p>
      <text:p text:style-name="P3">czy w Polsce występują złoża ametystów <text:s text:c="51"/><text:span text:style-name="T1"><text:s/>TAK</text:span></text:p>
      <text:p text:style-name="P3">jaki atrybut łączy się z postacią rzymskiej bogini Fortuny <text:s text:c="25"/><text:span text:style-name="T1"><text:s/>róg obfitości</text:span></text:p>
      <text:p text:style-name="P3">cynober z którego produkowany jest barwnik to mineral czy wytwór organiczny <text:s/><text:span text:style-name="T1"><text:s/>minerał</text:span></text:p>
      <text:p text:style-name="P3">które miasto występuje w tytule Sztuki Janusza Głowackiego której tytuł zaczyna się od słowa Antygona <text:s text:c="93"/><text:span text:style-name="T1"><text:s/>NYC</text:span></text:p>
      <text:p text:style-name="P3">czy MFW działa w ramach UE <text:s text:c="68"/><text:span text:style-name="T1"><text:s text:c="2"/>NIE</text:span> </text:p>
      <text:p text:style-name="P3">pod jakim imieniem przeszedł do historii Robert McGregor, szkocki rozbójnik <text:s text:c="3"/><text:span text:style-name="T1">Rob Roy</text:span></text:p>
      <text:p text:style-name="P3">jak myśliwi nazywają ogon zająca <text:s text:c="64"/><text:span text:style-name="T1"><text:s/>omyk</text:span></text:p>
      <text:p text:style-name="P3">w którym mieście urodził się Roman Polański <text:s text:c="44"/><text:span text:style-name="T1"><text:s text:c="2"/>Paryż</text:span> <text:s text:c="7"/></text:p>
      <text:p text:style-name="P3">pochodzące z włoskiego określenie crescendo oznacza stopniowe wzmacnianie czy wygłuszanie dźwięku <text:s text:c="85"/><text:span text:style-name="T1"><text:s/>wzmacnianie</text:span></text:p>
      <text:p text:style-name="P3">w którym wieku wydano 4 konwencje genewskie o ochronie ofiar wojny <text:s text:c="3"/><text:span text:style-name="T1"><text:s/>1949</text:span></text:p>
      <text:p text:style-name="P3">kto zaprojektował pomnik bohaterów Warszawy zwany warszawską Nike <text:s/><text:span text:style-name="T1"><text:s/>prof. Konieczny</text:span></text:p>
      <text:p text:style-name="P3">jak nazywa się metoda pomiaru dużych obszarów polegająca na dzieleniu ich na trójkąty</text:p>
      <text:p text:style-name="P4">triangulacja</text:p>
      <text:p text:style-name="P3">gwoździe Ilizarowa, Rusha i Steilmana używane są w medycynie czy przemyśle meblarskim <text:s text:c="102"/><text:span text:style-name="T1"><text:s/>medycyna</text:span></text:p>
      <text:p text:style-name="P3">jak miała na imię ukochana Wertera <text:s text:c="59"/><text:span text:style-name="T1"><text:s text:c="5"/>Lotta</text:span></text:p>
      <text:p text:style-name="P3">kto był premierem Wielkiej Brytanii w czasie ataku Niemiec na Polskę <text:s text:c="7"/><text:span text:style-name="T1"><text:s/>Chamberlain</text:span></text:p>
      <text:p text:style-name="P3"/>
      <text:p text:style-name="P2">Etap III</text:p>
      <text:p text:style-name="P2"/>
      <text:p text:style-name="P3">czy warunkiem otrzymania tytulu honoris causa jest posiadanie stopnia naukowego <text:s text:c="2"/><text:span text:style-name="T1">NIE </text:span></text:p>
      <text:p text:style-name="P3">czy stolica Łotwy Ryga jest miastem portowym <text:s text:c="58"/><text:span text:style-name="T1"><text:s/>TAK</text:span></text:p>
      <text:p text:style-name="P3">jakiej narodowości był Ferdynand Magellan <text:s text:c="51"/><text:span text:style-name="T1"><text:s/>Portugalczyk</text:span></text:p>
      <text:p text:style-name="P3">czy orzeczenia Trybunału Konstytucyjnego są ostateczne czy musi je akceptować Sejm</text:p>
      <text:p text:style-name="P4">ostateczne</text:p>
      <text:p text:style-name="P3"><text:soft-page-break/>na jakim koniu jeździ łaska pańska <text:s text:c="75"/><text:span text:style-name="T1"><text:s/>pstrym</text:span></text:p>
      <text:p text:style-name="P3">w którym państwie od 1856 najwyższym odznaczeniem jest krzyż Wiktorii <text:s text:c="3"/><text:span text:style-name="T1"><text:s text:c="2"/>GB</text:span></text:p>
      <text:p text:style-name="P3">5 % ile to promili <text:s text:c="96"/><text:span text:style-name="T1"><text:s/>50</text:span></text:p>
      <text:p text:style-name="P3">testosteron czy progesteron jest hormonem żeńskim <text:s text:c="42"/><text:span text:style-name="T1"><text:s/>progesteron</text:span></text:p>
      <text:p text:style-name="P3">jak nazywa się właściwość ciał stałych do powracania do pierwotnego stanu <text:s text:c="3"/><text:span text:style-name="T1"><text:s/>elastyczność</text:span></text:p>
      <text:p text:style-name="P3">który apostał nazywany był niewiernym <text:s text:c="61"/><text:span text:style-name="T1"><text:s/>Tomasz</text:span></text:p>
      <text:p text:style-name="P3">jak nazywa się punkt przeciwległy zenitowi <text:s text:c="54"/><text:span text:style-name="T1"><text:s text:c="2"/>nadir</text:span></text:p>
      <text:p text:style-name="P3">jak ma na imię żona faraona Echnatona która była pierwowzorem słynnego popiersia świata starożytnego <text:s text:c="103"/><text:span text:style-name="T1"><text:s text:c="2"/>Nefretete</text:span></text:p>
      <text:p text:style-name="P3">czy wszystkie ptaki są jajorodne <text:s text:c="73"/><text:span text:style-name="T1"><text:s text:c="2"/>TAK</text:span></text:p>
      <text:p text:style-name="P3">ile stanów USA ma w nazwie słowo Karolina <text:s text:c="52"/><text:span text:style-name="T1"><text:s text:c="2"/>dwa</text:span></text:p>
      <text:p text:style-name="P3">królem którego państwa był Menelaos <text:s text:c="65"/><text:span text:style-name="T1">Sparty</text:span></text:p>
      <text:p text:style-name="P3">jak nazywa się płachta czerwonej tkaniny używana przez torreadora <text:s text:c="17"/><text:span text:style-name="T1"><text:s/>muleta</text:span></text:p>
      <text:p text:style-name="P3">który amerykański generał 2 września 1945 r przyjął bezwarunkową kapitulację Japonii</text:p>
      <text:p text:style-name="P4">Douglas McArthur</text:p>
      <text:p text:style-name="P3">oksydacja to utlenianie czy skraplanie <text:s text:c="64"/><text:span text:style-name="T1"><text:s text:c="2"/>utlenianie</text:span></text:p>
      <text:p text:style-name="P3">w ktorym mieście główna siedziba UNESCO <text:s text:c="54"/><text:span text:style-name="T1"><text:s/>Paryż</text:span></text:p>
      <text:p text:style-name="P3">jak z włoskiego nazywa się krwawa zemsta <text:s text:c="57"/><text:span text:style-name="T1"><text:s/>wendetta</text:span></text:p>
      <text:p text:style-name="P3">co uszyły igła z nitką w efekcie wspólnego tańca w wierszu Jana Brzechwy <text:s text:c="5"/><text:span text:style-name="T1"><text:s text:c="2"/>fartuch</text:span></text:p>
      <text:p text:style-name="P3">popularny drink nazywany Cuba Libre to połączenie coli z którym alkoholem <text:s text:c="3"/><text:span text:style-name="T1"><text:s/>rum</text:span></text:p>
      <text:p text:style-name="P3">w którym państwie leży miasto Tobruk <text:s text:c="65"/><text:span text:style-name="T1"><text:s/>Libia</text:span></text:p>
      <text:p text:style-name="P3">czy bariatria leży płuca czy otyłość <text:s text:c="71"/><text:span text:style-name="T1"><text:s/>otyłość</text:span></text:p>
      <text:p text:style-name="P3">na jakim dystansie rozgrywana jest Derby <text:s text:c="47"/><text:span text:style-name="T1">1,5 mili angielskiej</text:span></text:p>
      <text:p text:style-name="P3">z którego państwa pochodzi glog, gorący napój podawany w Boże Narodzenie <text:s text:c="3"/><text:span text:style-name="T1">Szwecja</text:span></text:p>
      <text:p text:style-name="P3">mieszkańcy której planety dokonują inwazji na Ziemię w powieści Wojny światów O. Wellsa <text:s text:c="118"/><text:span text:style-name="T1">Marsjanie</text:span></text:p>
      <text:p text:style-name="P3">jak nazywa się jednostka strumienia świetlnego w ukladzie SI <text:s text:c="30"/><text:span text:style-name="T1">lumen</text:span></text:p>
      <text:p text:style-name="P3">boksyt jest rudą którego metalu <text:s text:c="78"/><text:span text:style-name="T1"><text:s/>glin</text:span></text:p>
      <text:p text:style-name="P3">jak nazywa się zapis nutowy rozpisany na partie poszczególnych instrumentów <text:s/><text:span text:style-name="T1"><text:s text:c="2"/>partytura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9-01T16:33:47.85</meta:creation-date>
    <meta:document-statistic meta:table-count="0" meta:image-count="0" meta:object-count="0" meta:page-count="3" meta:paragraph-count="110" meta:word-count="962" meta:character-count="10598"/>
    <dc:date>2014-09-01T17:17:13.56</dc:date>
    <meta:editing-duration>PT00H15M45S</meta:editing-duration>
    <meta:editing-cycles>1</meta:editing-cycles>
    <meta:generator>OpenOffice.ux.pl/3.1$Win32 OpenOffice.org_project/310m11$Build-39399</meta:generator>
  </office:meta>
</office:document-meta>
</file>